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.079cm" fo:margin-right="0.079cm" fo:margin-top="0cm" fo:margin-bottom="0cm" fo:line-height="158%" fo:text-align="start" style:justify-single-word="false" fo:orphans="2" fo:widows="2" fo:text-indent="0cm" style:auto-text-indent="false" fo:background-color="#ffffff" fo:padding="0.049cm" fo:border="0.002cm solid #000000">
        <style:background-image/>
      </style:paragraph-properties>
    </style:style>
    <style:style style:name="P5" style:family="paragraph" style:parent-style-name="Text_20_body" style:list-style-name="L2">
      <style:paragraph-properties fo:margin-left="0.079cm" fo:margin-right="0.079cm" fo:margin-top="0cm" fo:margin-bottom="0cm" fo:line-height="158%" fo:text-align="start" style:justify-single-word="false" fo:orphans="2" fo:widows="2" fo:text-indent="0cm" style:auto-text-indent="false" fo:background-color="#ffffff" fo:padding="0.049cm" fo:border="0.002cm solid #000000">
        <style:background-image/>
      </style:paragraph-properties>
    </style:style>
    <style:style style:name="P6" style:family="paragraph" style:parent-style-name="Text_20_body" style:list-style-name="L3">
      <style:paragraph-properties fo:margin-left="0.079cm" fo:margin-right="0.079cm" fo:margin-top="0cm" fo:margin-bottom="0cm" fo:line-height="158%" fo:text-align="start" style:justify-single-word="false" fo:orphans="2" fo:widows="2" fo:text-indent="0cm" style:auto-text-indent="false" fo:background-color="#ffffff" fo:padding="0.049cm" fo:border="0.002cm solid #000000">
        <style:background-image/>
      </style:paragraph-properties>
    </style:style>
    <style:style style:name="P7" style:family="paragraph" style:parent-style-name="Text_20_body" style:list-style-name="L4">
      <style:paragraph-properties fo:margin-left="0.079cm" fo:margin-right="0.079cm" fo:margin-top="0cm" fo:margin-bottom="0cm" fo:line-height="158%" fo:text-align="start" style:justify-single-word="false" fo:orphans="2" fo:widows="2" fo:text-indent="0cm" style:auto-text-indent="false" fo:background-color="#ffffff" fo:padding="0.049cm" fo:border="0.002cm solid #000000">
        <style:background-image/>
      </style:paragraph-properties>
    </style:style>
    <style:style style:name="P8" style:family="paragraph" style:parent-style-name="Text_20_body" style:list-style-name="L5">
      <style:paragraph-properties fo:margin-left="0.079cm" fo:margin-right="0.079cm" fo:margin-top="0cm" fo:margin-bottom="0cm" fo:line-height="158%" fo:text-align="start" style:justify-single-word="false" fo:orphans="2" fo:widows="2" fo:text-indent="0cm" style:auto-text-indent="false" fo:background-color="#ffffff" fo:padding="0.049cm" fo:border="0.002cm solid #000000">
        <style:background-image/>
      </style:paragraph-properties>
    </style:style>
    <style:style style:name="P9" style:family="paragraph" style:parent-style-name="Text_20_body" style:list-style-name="L6">
      <style:paragraph-properties fo:margin-left="0.079cm" fo:margin-right="0.079cm" fo:margin-top="0cm" fo:margin-bottom="0cm" fo:line-height="158%" fo:text-align="start" style:justify-single-word="false" fo:orphans="2" fo:widows="2" fo:text-indent="0cm" style:auto-text-indent="false" fo:background-color="#ffffff" fo:padding="0.049cm" fo:border="0.002cm solid #000000">
        <style:background-image/>
      </style:paragraph-properties>
    </style:style>
    <style:style style:name="P10" style:family="paragraph" style:parent-style-name="Text_20_body" style:list-style-name="L7">
      <style:paragraph-properties fo:margin-left="0.079cm" fo:margin-right="0.079cm" fo:margin-top="0cm" fo:margin-bottom="0cm" fo:line-height="158%" fo:text-align="start" style:justify-single-word="false" fo:orphans="2" fo:widows="2" fo:text-indent="0cm" style:auto-text-indent="false" fo:background-color="#ffffff" fo:padding="0.049cm" fo:border="0.002cm solid #000000">
        <style:background-image/>
      </style:paragraph-properties>
    </style:style>
    <style:style style:name="P11" style:family="paragraph" style:parent-style-name="Text_20_body">
      <style:paragraph-properties fo:margin-left="0.079cm" fo:margin-right="0.079cm" fo:margin-top="0cm" fo:margin-bottom="0.741cm" fo:line-height="158%" fo:text-align="start" style:justify-single-word="false" fo:orphans="2" fo:widows="2" fo:text-indent="0cm" style:auto-text-indent="false"/>
      <style:text-properties fo:font-variant="normal" fo:text-transform="none" fo:color="#4d5156" style:font-name="arial" fo:font-size="10.5pt" fo:letter-spacing="normal" fo:font-style="normal" fo:font-weight="normal"/>
    </style:style>
    <style:style style:name="P12" style:family="paragraph" style:parent-style-name="Text_20_body">
      <style:paragraph-properties fo:margin-left="0.079cm" fo:margin-right="0.079cm" fo:margin-top="0cm" fo:margin-bottom="0.741cm" fo:line-height="158%" fo:text-align="start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top="0cm" fo:margin-bottom="0.741cm" fo:line-height="130%" fo:text-align="start" style:justify-single-word="false" fo:orphans="2" fo:widows="2" fo:padding="0cm" fo:border="none"/>
    </style:style>
    <style:style style:name="P14" style:family="paragraph" style:parent-style-name="Text_20_body">
      <style:paragraph-properties fo:margin-top="0cm" fo:margin-bottom="0.741cm" style:line-height-at-least="0.529cm" fo:text-align="start" style:justify-single-word="false" fo:orphans="2" fo:widows="2" fo:padding="0cm" fo:border="none"/>
      <style:text-properties fo:font-variant="normal" fo:text-transform="none" fo:color="#4d5156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5" style:family="paragraph" style:parent-style-name="Text_20_body">
      <style:paragraph-properties fo:margin-top="0cm" fo:margin-bottom="0.741cm" style:line-height-at-least="0.529cm" fo:text-align="start" style:justify-single-word="false" fo:orphans="2" fo:widows="2" fo:padding-left="0cm" fo:padding-right="0cm" fo:padding-top="0cm" fo:padding-bottom="0.212cm" fo:border-left="none" fo:border-right="none" fo:border-top="none" fo:border-bottom="0.002cm solid #ebebeb"/>
    </style:style>
    <style:style style:name="P16" style:family="paragraph" style:parent-style-name="Text_20_body">
      <style:paragraph-properties fo:margin-top="0cm" fo:margin-bottom="0.741cm" style:line-height-at-least="0.529cm" fo:text-align="start" style:justify-single-word="false" fo:orphans="2" fo:widows="2" fo:padding-left="0cm" fo:padding-right="0cm" fo:padding-top="0cm" fo:padding-bottom="0.212cm" fo:border-left="none" fo:border-right="none" fo:border-top="none" fo:border-bottom="0.002cm solid #ebebeb"/>
      <style:text-properties fo:font-variant="normal" fo:text-transform="none" fo:color="#4d5156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7" style:family="paragraph" style:parent-style-name="Text_20_body">
      <style:paragraph-properties fo:margin-top="0cm" fo:margin-bottom="0.741cm" style:line-height-at-least="0.529cm" fo:text-align="start" style:justify-single-word="false" fo:orphans="2" fo:widows="2" fo:padding-left="0cm" fo:padding-right="0cm" fo:padding-top="0cm" fo:padding-bottom="0.423cm" fo:border-left="none" fo:border-right="none" fo:border-top="none" fo:border-bottom="0.002cm solid #ebebeb"/>
      <style:text-properties fo:font-variant="normal" fo:text-transform="none" fo:color="#4d5156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.741cm" fo:line-height="158%" fo:text-align="start" style:justify-single-word="false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.741cm" style:line-height-at-least="0.529cm" fo:text-align="start" style:justify-single-word="false" fo:orphans="2" fo:widows="2" fo:text-indent="0cm" style:auto-text-indent="false" fo:padding-left="0cm" fo:padding-right="0cm" fo:padding-top="0cm" fo:padding-bottom="0.423cm" fo:border-left="none" fo:border-right="none" fo:border-top="none" fo:border-bottom="0.002cm solid #ebebeb"/>
    </style:style>
    <style:style style:name="P20" style:family="paragraph" style:parent-style-name="Text_20_body">
      <style:paragraph-properties fo:margin-left="0cm" fo:margin-right="0cm" fo:margin-top="0cm" fo:margin-bottom="0cm" style:line-height-at-least="0.529cm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.212cm" fo:margin-bottom="0cm" style:line-height-at-least="0.529cm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 style:list-style-name="L8">
      <style:paragraph-properties fo:margin-left="0.423cm" fo:margin-right="0cm" fo:margin-top="0cm" fo:margin-bottom="0cm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4d5156" style:font-name="arial" fo:font-size="10.5pt" fo:letter-spacing="normal" fo:font-style="normal" fo:font-weight="normal" fo:background-color="#ffffff"/>
    </style:style>
    <style:style style:name="P23" style:family="paragraph" style:parent-style-name="Heading_20_3">
      <style:paragraph-properties fo:margin-left="0cm" fo:margin-right="0cm" fo:margin-top="0cm" fo:margin-bottom="0.079cm" fo:line-height="130%" fo:text-align="start" style:justify-single-word="false" fo:orphans="2" fo:widows="2" fo:text-indent="0cm" style:auto-text-indent="false" fo:padding="0cm" fo:border="none"/>
    </style:style>
    <style:style style:name="P24" style:family="paragraph" style:parent-style-name="Horizontal_20_Line">
      <style:paragraph-properties fo:margin-top="0cm" fo:margin-bottom="0.741cm" style:line-height-at-least="0.529cm" fo:text-align="start" style:justify-single-word="false" fo:orphans="2" fo:widows="2"/>
    </style:style>
    <style:style style:name="T1" style:family="text">
      <style:text-properties fo:color="#808080"/>
    </style:style>
    <style:style style:name="T2" style:family="text">
      <style:text-properties fo:color="#808080" style:font-name="Consolas" fo:font-size="10.5pt" fo:font-weight="normal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Consolas" fo:font-size="10.5pt" fo:font-weight="normal"/>
    </style:style>
    <style:style style:name="T7" style:family="text">
      <style:text-properties fo:color="#ce9178"/>
    </style:style>
    <style:style style:name="T8" style:family="text">
      <style:text-properties fo:color="#ce9178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font-variant="normal" fo:text-transform="none" fo:color="#660099" style:text-line-through-style="none" style:font-name="arial" fo:font-size="1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660099" style:text-line-through-style="none" style:font-name="arial" fo:font-size="10.5pt" fo:letter-spacing="normal" fo:font-style="normal" style:text-underline-style="none" fo:font-weight="normal" style:text-blinking="false" fo:background-color="#ffffff"/>
    </style:style>
    <style:style style:name="T12" style:family="text">
      <style:text-properties fo:font-variant="normal" fo:text-transform="none" fo:color="#202124" style:text-line-through-style="none" style:font-name="arial" fo:font-size="10.5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5f6368" style:text-line-through-style="none" style:font-name="arial" fo:font-size="10.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5f6368" style:font-name="arial" fo:font-size="10.5pt" fo:letter-spacing="normal" fo:font-style="normal" fo:font-weight="bold"/>
    </style:style>
    <style:style style:name="T15" style:family="text">
      <style:text-properties fo:font-variant="normal" fo:text-transform="none" fo:color="#4d5156" style:font-name="arial" fo:font-size="10.5pt" fo:letter-spacing="normal" fo:font-style="normal" fo:font-weight="normal"/>
    </style:style>
    <style:style style:name="T16" style:family="text">
      <style:text-properties fo:color="#70757a"/>
    </style:style>
    <style:style style:name="fr1" style:family="graphic" style:parent-style-name="Frame">
      <style:graphic-properties fo:margin-left="0.079cm" fo:margin-right="0cm" fo:margin-top="0cm" fo:margin-bottom="0cm" style:wrap="run-through" style:number-wrapped-paragraphs="no-limit" style:vertical-pos="from-top" style:vertical-rel="page" style:horizontal-pos="from-left" style:horizontal-rel="paragraph" fo:padding-left="0.049cm" fo:padding-right="0.049cm" fo:padding-top="0.049cm" fo:padding-bottom="0cm" fo:border-left="0.088cm solid #70757a" fo:border-right="0.088cm solid #70757a" fo:border-top="0.141cm solid #70757a" fo:border-bottom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079cm" svg:y="0.185cm" svg:width="0.041cm" draw:z-index="0">
        <draw:text-box fo:min-height="0.041cm">
          <text:p text:style-name="Text_20_body"/>
        </draw:text-box>
      </draw:frame>
      <draw:frame draw:style-name="fr1" draw:name="Cadre2" text:anchor-type="page" text:anchor-page-number="1" svg:x="0.079cm" svg:y="0.185cm" svg:width="0.041cm" draw:z-index="1">
        <draw:text-box fo:min-height="0.041cm">
          <text:p text:style-name="Text_20_body"/>
        </draw:text-box>
      </draw:frame>
      <draw:frame draw:style-name="fr1" draw:name="Cadre3" text:anchor-type="page" text:anchor-page-number="1" svg:x="0.079cm" svg:y="0.185cm" svg:width="0.041cm" draw:z-index="2">
        <draw:text-box fo:min-height="0.041cm">
          <text:p text:style-name="Text_20_body"/>
        </draw:text-box>
      </draw:frame>
      <draw:frame draw:style-name="fr1" draw:name="Cadre4" text:anchor-type="page" text:anchor-page-number="1" svg:x="0.079cm" svg:y="0.185cm" svg:width="0.041cm" draw:z-index="3">
        <draw:text-box fo:min-height="0.041cm">
          <text:p text:style-name="Text_20_body"/>
        </draw:text-box>
      </draw:frame>
      <draw:frame draw:style-name="fr1" draw:name="Cadre5" text:anchor-type="page" text:anchor-page-number="1" svg:x="0.079cm" svg:y="0.185cm" svg:width="0.041cm" draw:z-index="4">
        <draw:text-box fo:min-height="0.041cm">
          <text:p text:style-name="Text_20_body"/>
        </draw:text-box>
      </draw:frame>
      <draw:frame draw:style-name="fr1" draw:name="Cadre6" text:anchor-type="page" text:anchor-page-number="1" svg:x="0.079cm" svg:y="0.185cm" svg:width="0.041cm" draw:z-index="5">
        <draw:text-box fo:min-height="0.041cm">
          <text:p text:style-name="Text_20_body"/>
        </draw:text-box>
      </draw:frame>
      <draw:frame draw:style-name="fr1" draw:name="Cadre7" text:anchor-type="page" text:anchor-page-number="1" svg:x="0.079cm" svg:y="0.185cm" svg:width="0.041cm" draw:z-index="6">
        <draw:text-box fo:min-height="0.041cm">
          <text:p text:style-name="Text_20_body"/>
        </draw:text-box>
      </draw:frame>
      <text:p text:style-name="Standard">Font:</text:p>
      <text:p text:style-name="Standard"><text:a xlink:type="simple" xlink:href="https://eur06.safelinks.protection.outlook.com/?url=https%3A%2F%2Fdl.dafont.com%2Fdl%2F%3Ff%3Dqardoos&amp;data=04%7C01%7C%7Cf24f9ef57e0f4d26e4bf08d885b3eb0f%7C84df9e7fe9f640afb435aaaaaaaaaaaa%7C1%7C0%7C637406355341562502%7CUnknown%7CTWFpbGZsb3d8eyJWIjoiMC4wLjAwMDAiLCJQIjoiV2luMzIiLCJBTiI6Ik1haWwiLCJXVCI6Mn0%3D%7C1000&amp;sdata=w%2F%2BB69FsTb05kd%2FmDwXQWDa8upqWHhyd45lXWF5zM%2BM%3D&amp;reserved=0" office:target-frame-name="_blank" xlink:show="new" text:style-name="Internet_20_link" text:visited-style-name="Visited_20_Internet_20_Link">https://dl.dafont.com/dl/?f=qardoos</text:a> </text:p>
      <text:p text:style-name="Standard"/>
      <text:p text:style-name="Standard">Linear gradient:</text:p>
      <text:p text:style-name="Standard"/>
      <text:p text:style-name="P1"><text:span text:style-name="T1">&lt;</text:span><text:span text:style-name="T3">linearGradient</text:span> <text:span text:style-name="T5">id</text:span>=<text:span text:style-name="T7">"SVGID_2_"</text:span> <text:span text:style-name="T5">gradientUnits</text:span>=<text:span text:style-name="T7">"userSpaceOnUse"</text:span> <text:span text:style-name="T5">x1</text:span>=<text:span text:style-name="T7">"173.3557"</text:span> <text:span text:style-name="T5">y1</text:span>=<text:span text:style-name="T7">"177.3614"</text:span> <text:span text:style-name="T5">x2</text:span>=<text:span text:style-name="T7">"283.0935"</text:span> <text:span text:style-name="T5">y2</text:span>=<text:span text:style-name="T7">"177.3614"</text:span><text:span text:style-name="T1">&gt;</text:span></text:p>
      <text:p text:style-name="P2">                <text:span text:style-name="T2">&lt;</text:span><text:span text:style-name="T4">stop</text:span><text:span text:style-name="T9">  </text:span><text:span text:style-name="T6">offset</text:span><text:span text:style-name="T9">=</text:span><text:span text:style-name="T8">"0.1122"</text:span><text:span text:style-name="T9"> </text:span><text:span text:style-name="T6">style</text:span><text:span text:style-name="T9">=</text:span><text:span text:style-name="T8">"stop-color:#FDCE1E"</text:span><text:span text:style-name="T2">/&gt;</text:span></text:p>
      <text:p text:style-name="P2">                <text:span text:style-name="T2">&lt;</text:span><text:span text:style-name="T4">stop</text:span><text:span text:style-name="T9">  </text:span><text:span text:style-name="T6">offset</text:span><text:span text:style-name="T9">=</text:span><text:span text:style-name="T8">"0.3319"</text:span><text:span text:style-name="T9"> </text:span><text:span text:style-name="T6">style</text:span><text:span text:style-name="T9">=</text:span><text:span text:style-name="T8">"stop-color:#F7E6A4"</text:span><text:span text:style-name="T2">/&gt;</text:span></text:p>
      <text:p text:style-name="P2">                <text:span text:style-name="T2">&lt;</text:span><text:span text:style-name="T4">stop</text:span><text:span text:style-name="T9">  </text:span><text:span text:style-name="T6">offset</text:span><text:span text:style-name="T9">=</text:span><text:span text:style-name="T8">"0.5563"</text:span><text:span text:style-name="T9"> </text:span><text:span text:style-name="T6">style</text:span><text:span text:style-name="T9">=</text:span><text:span text:style-name="T8">"stop-color:#C9961A"</text:span><text:span text:style-name="T2">/&gt;</text:span></text:p>
      <text:p text:style-name="P2">                <text:span text:style-name="T2">&lt;</text:span><text:span text:style-name="T4">stop</text:span><text:span text:style-name="T9">  </text:span><text:span text:style-name="T6">offset</text:span><text:span text:style-name="T9">=</text:span><text:span text:style-name="T8">"0.7856"</text:span><text:span text:style-name="T9"> </text:span><text:span text:style-name="T6">style</text:span><text:span text:style-name="T9">=</text:span><text:span text:style-name="T8">"stop-color:#EACE76"</text:span><text:span text:style-name="T2">/&gt;</text:span></text:p>
      <text:p text:style-name="P2">                <text:span text:style-name="T2">&lt;</text:span><text:span text:style-name="T4">stop</text:span><text:span text:style-name="T9">  </text:span><text:span text:style-name="T6">offset</text:span><text:span text:style-name="T9">=</text:span><text:span text:style-name="T8">"1"</text:span><text:span text:style-name="T9"> </text:span><text:span text:style-name="T6">style</text:span><text:span text:style-name="T9">=</text:span><text:span text:style-name="T8">"stop-color:#F7E6A4"</text:span><text:span text:style-name="T2">/&gt;</text:span></text:p>
      <text:p text:style-name="P2">            <text:span text:style-name="T2">&lt;/</text:span><text:span text:style-name="T4">linearGradient</text:span><text:span text:style-name="T2">&gt;</text:span></text:p>
      <text:p text:style-name="Standard"/>
      <text:p text:style-name="Standard"/>
      <text:p text:style-name="Standard"/>
      <text:h text:style-name="P23" text:outline-level="3"><text:a xlink:type="simple" xlink:href="http://www.escalerelax.com/?page_id=323" text:style-name="Internet_20_link" text:visited-style-name="Visited_20_Internet_20_Link"><text:span text:style-name="T10">Informations et réservations au : 06.15.17.23.41 - Escale Relax</text:span></text:a></text:h>
      <text:p text:style-name="P13"><text:a xlink:type="simple" xlink:href="http://www.escalerelax.com/?page_id=323" text:style-name="Internet_20_link" text:visited-style-name="Visited_20_Internet_20_Link"><text:span text:style-name="Citation"><text:span text:style-name="T12">www.escalerelax.com</text:span></text:span></text:a><text:a xlink:type="simple" xlink:href="http://www.escalerelax.com/?page_id=323" text:style-name="Internet_20_link" text:visited-style-name="Visited_20_Internet_20_Link"><text:span text:style-name="Citation"><text:span text:style-name="T13"> › ...</text:span></text:span></text:a></text:p>
      <text:list xml:id="list6285939931334988490" text:style-name="L1">
        <text:list-item>
          <text:p text:style-name="P4"><text:bookmark text:name="am-b0"/></text:p>
        </text:list-item>
      </text:list>
      <text:p text:style-name="P11">Informations et réservations au : 06.15.17.23.41 Zone de déplacement : Je viens à vous dans un rayon de 30 km de Pontault Combault (77, 91, 94)</text:p>
      <text:p text:style-name="P18"/>
      <text:h text:style-name="P23" text:outline-level="3"><text:a xlink:type="simple" xlink:href="http://www.escalerelax.com/?page_id=317" text:style-name="Internet_20_link" text:visited-style-name="Visited_20_Internet_20_Link"><text:span text:style-name="T10">Offres spéciales - Escale Relax : Soins esthétiques à domicile</text:span></text:a></text:h>
      <text:p text:style-name="P13"><text:a xlink:type="simple" xlink:href="http://www.escalerelax.com/?page_id=317" text:style-name="Internet_20_link" text:visited-style-name="Visited_20_Internet_20_Link"><text:span text:style-name="Citation"><text:span text:style-name="T12">www.escalerelax.com</text:span></text:span></text:a><text:a xlink:type="simple" xlink:href="http://www.escalerelax.com/?page_id=317" text:style-name="Internet_20_link" text:visited-style-name="Visited_20_Internet_20_Link"><text:span text:style-name="Citation"><text:span text:style-name="T13"> › ...</text:span></text:span></text:a></text:p>
      <text:list xml:id="list4976798176043671735" text:style-name="L2">
        <text:list-item>
          <text:p text:style-name="P5"><text:bookmark text:name="am-b1"/></text:p>
        </text:list-item>
      </text:list>
      <text:p text:style-name="P12"><text:span text:style-name="T15">... Prestations – Tarifs · Offres spéciales · Une idée cadeau · Contact. Réseaux sociaux : Facebook Google+ Twitter. © 2014 </text:span><text:span text:style-name="Emphasis"><text:span text:style-name="T14">Escale Relax</text:span></text:span><text:span text:style-name="T15">, tous droits réservés.</text:span></text:p>
      <text:p text:style-name="P18"/>
      <text:h text:style-name="P23" text:outline-level="3"><text:a xlink:type="simple" xlink:href="http://www.escalerelax.com/?page_id=319" text:style-name="Internet_20_link" text:visited-style-name="Visited_20_Internet_20_Link"><text:span text:style-name="T10">Prestations – Tarifs - Escale Relax : Soins esthétiques à ...</text:span></text:a></text:h>
      <text:p text:style-name="P13"><text:a xlink:type="simple" xlink:href="http://www.escalerelax.com/?page_id=319" text:style-name="Internet_20_link" text:visited-style-name="Visited_20_Internet_20_Link"><text:span text:style-name="Citation"><text:span text:style-name="T12">www.escalerelax.com</text:span></text:span></text:a><text:a xlink:type="simple" xlink:href="http://www.escalerelax.com/?page_id=319" text:style-name="Internet_20_link" text:visited-style-name="Visited_20_Internet_20_Link"><text:span text:style-name="Citation"><text:span text:style-name="T13"> › ...</text:span></text:span></text:a></text:p>
      <text:list xml:id="list8731346422630631917" text:style-name="L3">
        <text:list-item>
          <text:p text:style-name="P6"><text:bookmark text:name="am-b2"/></text:p>
        </text:list-item>
      </text:list>
      <text:p text:style-name="P11">Toutes les épilations sont réalisées avec des cires à base de miel et vous garantiront une peau lisse et soyeuse. Sur les zones sen.</text:p>
      <text:p text:style-name="P18"><text:soft-page-break/></text:p>
      <text:h text:style-name="P23" text:outline-level="3"><text:a xlink:type="simple" xlink:href="http://www.escalerelax.com/?page_id=321" text:style-name="Internet_20_link" text:visited-style-name="Visited_20_Internet_20_Link"><text:span text:style-name="T10">Une idée cadeau - Escale Relax : Soins esthétiques à domicile</text:span></text:a></text:h>
      <text:p text:style-name="P13"><text:a xlink:type="simple" xlink:href="http://www.escalerelax.com/?page_id=321" text:style-name="Internet_20_link" text:visited-style-name="Visited_20_Internet_20_Link"><text:span text:style-name="Citation"><text:span text:style-name="T12">www.escalerelax.com</text:span></text:span></text:a><text:a xlink:type="simple" xlink:href="http://www.escalerelax.com/?page_id=321" text:style-name="Internet_20_link" text:visited-style-name="Visited_20_Internet_20_Link"><text:span text:style-name="Citation"><text:span text:style-name="T13"> › ...</text:span></text:span></text:a></text:p>
      <text:list xml:id="list3235670480901923125" text:style-name="L4">
        <text:list-item>
          <text:p text:style-name="P7"><text:bookmark text:name="am-b3"/></text:p>
        </text:list-item>
      </text:list>
      <text:p text:style-name="P12"><text:span text:style-name="T15">... un instant de détente à domicile avec la carte cadeau personnalisée. Réseaux sociaux : Facebook Google+ Twitter. © 2014 </text:span><text:span text:style-name="Emphasis"><text:span text:style-name="T14">Escale Relax</text:span></text:span><text:span text:style-name="T15">, tous droits réservés.</text:span></text:p>
      <text:p text:style-name="P18"/>
      <text:h text:style-name="P23" text:outline-level="3"><text:a xlink:type="simple" xlink:href="http://www.escalerelax.com/?page_id=315" text:style-name="Internet_20_link" text:visited-style-name="Visited_20_Internet_20_Link"><text:span text:style-name="T10">Tél : 06.15.17.23.41 - Escale Relax : Soins esthétiques à ...</text:span></text:a></text:h>
      <text:p text:style-name="P13"><text:a xlink:type="simple" xlink:href="http://www.escalerelax.com/?page_id=315" text:style-name="Internet_20_link" text:visited-style-name="Visited_20_Internet_20_Link"><text:span text:style-name="Citation"><text:span text:style-name="T12">www.escalerelax.com</text:span></text:span></text:a><text:a xlink:type="simple" xlink:href="http://www.escalerelax.com/?page_id=315" text:style-name="Internet_20_link" text:visited-style-name="Visited_20_Internet_20_Link"><text:span text:style-name="Citation"><text:span text:style-name="T13"> › ...</text:span></text:span></text:a></text:p>
      <text:list xml:id="list9076907499843670220" text:style-name="L5">
        <text:list-item>
          <text:p text:style-name="P8"><text:bookmark text:name="am-b4"/></text:p>
        </text:list-item>
      </text:list>
      <text:p text:style-name="P11">Marjorie, esthéticienne diplômée et expérimentée met son savoir-faire et son expérience au service de votre bien-être. Simplifiez-vous la vie ! En faisant appel à ...</text:p>
      <text:p text:style-name="P18"><text:bookmark text:name="fld"/></text:p>
      <text:h text:style-name="P23" text:outline-level="3"><text:a xlink:type="simple" xlink:href="http://www.escalerelax.com/?page_id=408" text:style-name="Internet_20_link" text:visited-style-name="Visited_20_Internet_20_Link"><text:span text:style-name="T10">Escale Relax : Soins esthétiques à domicile</text:span></text:a></text:h>
      <text:p text:style-name="P13"><text:a xlink:type="simple" xlink:href="http://www.escalerelax.com/?page_id=408" text:style-name="Internet_20_link" text:visited-style-name="Visited_20_Internet_20_Link"><text:span text:style-name="Citation"><text:span text:style-name="T12">www.escalerelax.com</text:span></text:span></text:a><text:a xlink:type="simple" xlink:href="http://www.escalerelax.com/?page_id=408" text:style-name="Internet_20_link" text:visited-style-name="Visited_20_Internet_20_Link"><text:span text:style-name="Citation"><text:span text:style-name="T13"> › ...</text:span></text:span></text:a></text:p>
      <text:list xml:id="list5612306587259762753" text:style-name="L6">
        <text:list-item>
          <text:p text:style-name="P9"><text:bookmark text:name="am-b5"/></text:p>
        </text:list-item>
      </text:list>
      <text:p text:style-name="P11"><text:span text:style-name="T16">7 oct. 2012 — </text:span>Laisser un commentaire Annuler la réponse. Votre adresse de messagerie ne sera pas publiée. Les champs obligatoires sont indiqués avec *.</text:p>
      <text:p text:style-name="P18"/>
      <text:h text:style-name="P23" text:outline-level="3"><text:a xlink:type="simple" xlink:href="https://www.pagesjaunes.fr/pros/55018681" text:style-name="Internet_20_link" text:visited-style-name="Visited_20_Internet_20_Link"><text:span text:style-name="T10">Escale Relax Pontault Combault - Esthéticienne à domicile ...</text:span></text:a></text:h>
      <text:p text:style-name="P13"><text:a xlink:type="simple" xlink:href="https://www.pagesjaunes.fr/pros/55018681" text:style-name="Internet_20_link" text:visited-style-name="Visited_20_Internet_20_Link"><text:span text:style-name="Citation"><text:span text:style-name="T12">www.pagesjaunes.fr</text:span></text:span></text:a><text:a xlink:type="simple" xlink:href="https://www.pagesjaunes.fr/pros/55018681" text:style-name="Internet_20_link" text:visited-style-name="Visited_20_Internet_20_Link"><text:span text:style-name="Citation"><text:span text:style-name="T13"> › pros</text:span></text:span></text:a></text:p>
      <text:list xml:id="list7893968214193179341" text:style-name="L7">
        <text:list-item>
          <text:p text:style-name="P10"><text:bookmark text:name="am-b6"/></text:p>
        </text:list-item>
      </text:list>
      <text:p text:style-name="P12"><text:span text:style-name="Emphasis"><text:span text:style-name="T14">Escale Relax</text:span></text:span><text:span text:style-name="T15"> à Pontault Combault Esthéticiennes à domicile : adresse, photos, retrouvez les coordonnées et informations sur le professionnel.</text:span></text:p>
      <text:p text:style-name="P24"><text:soft-page-break/></text:p>
      <text:section text:style-name="Sect1" text:name="_UeLyX7amEsaSjLsPj_yVqAg22">
        <text:p text:style-name="P15">Quels sont les avis des internautes à propos de Escale Relax ?</text:p>
      </text:section>
      <text:section text:style-name="Sect1" text:name="_UeLyX7amEsaSjLsPj_yVqAg21">
        <text:p text:style-name="P17"/>
        <text:section text:style-name="Sect1" text:name="faq_23">
          <text:p text:style-name="P19"/>
        </text:section>
      </text:section>
      <text:section text:style-name="Sect1" text:name="_UeLyX7amEsaSjLsPj_yVqAg26">
        <text:p text:style-name="P14">Quels sont les horaires d’ouverture de Escale Relax ?</text:p>
      </text:section>
      <text:section text:style-name="Sect1" text:name="_UeLyX7amEsaSjLsPj_yVqAg25">
        <text:p text:style-name="P17"/>
        <text:section text:style-name="Sect1" text:name="faq_27">
          <text:p text:style-name="P20">Escale Relax est ouvert :</text:p>
          <text:list xml:id="list8531640896135363527" text:style-name="L8">
            <text:list-item>
              <text:p text:style-name="P22">Le Lundi de 08:00 à 21:00</text:p>
            </text:list-item>
            <text:list-item>
              <text:p text:style-name="P22">Le Mardi de 08:00 à 21:00</text:p>
            </text:list-item>
            <text:list-item>
              <text:p text:style-name="P22">Le Mercredi de 08:00 à 21:00</text:p>
            </text:list-item>
            <text:list-item>
              <text:p text:style-name="P22">Le Jeudi de 08:00 à 21:00</text:p>
            </text:list-item>
            <text:list-item>
              <text:p text:style-name="P22">Le Vendredi de 08:00 à 21:00</text:p>
            </text:list-item>
            <text:list-item>
              <text:p text:style-name="P22">Le Samedi de 08:00 à 21:00</text:p>
            </text:list-item>
          </text:list>
          <text:p text:style-name="P21"><text:a xlink:type="simple" xlink:href="https://www.pagesjaunes.fr/pros/55018681?xtor=AD-175-[HORAIRES]-[2]-[4]-[55018681]-[S10]" text:style-name="Internet_20_link" text:visited-style-name="Visited_20_Internet_20_Link"><text:span text:style-name="T11">Plus d'infos sur ce professionnel</text:span></text:a></text:p>
        </text:section>
      </text:section>
      <text:section text:style-name="Sect1" text:name="_UeLyX7amEsaSjLsPj_yVqAg30">
        <text:p text:style-name="P16">Quelle est l'adresse de Escale Relax ?</text:p>
      </text:section>
      <text:p text:style-name="P3"><text:span text:style-name="T15">Escale Relax est situé au 4 all Arthur Rimbaud, 77340 PONTAULT COMBAULT</text:span> </text:p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2DT2H37M59S</meta:editing-duration>
    <meta:editing-cycles>5</meta:editing-cycles>
    <meta:generator>OpenOffice/4.1.5$Win32 OpenOffice.org_project/415m1$Build-9789</meta:generator>
    <dc:date>2021-01-04T11:17:39.47</dc:date>
    <dc:creator>JOHN DOE</dc:creator>
    <meta:document-statistic meta:table-count="0" meta:image-count="0" meta:object-count="0" meta:page-count="3" meta:paragraph-count="43" meta:word-count="378" meta:character-count="2617"/>
    <meta:user-defined meta:name="Info 1"/>
    <meta:user-defined meta:name="Info 2"/>
    <meta:user-defined meta:name="Info 3"/>
    <meta:user-defined meta:name="Info 4"/>
  </office:meta>
</office:document-meta>
</file>